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Printer.stringifyMethodEnter( String methodName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Printer.stringifyNvList( Object [ ] objec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bjectPrinter.toString( Object thiz , Object [ ]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